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4pt" officeooo:rsid="0038fcb8" officeooo:paragraph-rsid="0038fcb8" style:font-size-asian="14pt" style:font-size-complex="14pt"/>
    </style:style>
    <style:style style:name="P2" style:family="paragraph" style:parent-style-name="Text_20_body" style:list-style-name="L1">
      <style:text-properties officeooo:rsid="003af86c" officeooo:paragraph-rsid="003af86c"/>
    </style:style>
    <style:style style:name="P3" style:family="paragraph" style:parent-style-name="Text_20_body" style:list-style-name="L1">
      <style:text-properties officeooo:rsid="003c0a13" officeooo:paragraph-rsid="003c0a13"/>
    </style:style>
    <style:style style:name="P4" style:family="paragraph" style:parent-style-name="Text_20_body" style:list-style-name="L1">
      <style:text-properties officeooo:rsid="003db0fb" officeooo:paragraph-rsid="003db0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echa: 2021202</text:h>
      <text:list xml:id="list3077404425" text:style-name="L1">
        <text:list-item>
          <text:p text:style-name="P2">Me hace falta agregar el editar a los clinetes</text:p>
        </text:list-item>
        <text:list-item>
          <text:p text:style-name="P2">seria interesante poder desplegar todos los clientes, crear pagination y que al darle click sobre el cliente se despliegue la información del mismo y se pueda editar si quiero hacerlo</text:p>
        </text:list-item>
        <text:list-item>
          <text:p text:style-name="P3">La impresión de todos los clientes puede ser la pagina principal, de momento. Al igual que para las otras aplicaciones</text:p>
        </text:list-item>
        <text:list-item>
          <text:p text:style-name="P4">agregar el dia en que se agregó el client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2:46:25.580971980</meta:creation-date>
    <meta:generator>LibreOffice/6.4.7.2$Linux_X86_64 LibreOffice_project/40$Build-2</meta:generator>
    <dc:date>2021-12-04T22:15:22.995787307</dc:date>
    <meta:editing-duration>P1DT9H32M42S</meta:editing-duration>
    <meta:editing-cycles>33</meta:editing-cycles>
    <meta:document-statistic meta:table-count="0" meta:image-count="0" meta:object-count="0" meta:page-count="1" meta:paragraph-count="5" meta:word-count="75" meta:character-count="408" meta:non-whitespace-character-count="343"/>
  </office:meta>
</office:document-meta>
</file>